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132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 ${name}! You are ${age} years old and live in ${location}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4:14:36.334000000</meta:creation-date>
    <dc:date>2024-06-05T14:45:21.684000000</dc:date>
    <meta:editing-duration>PT38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1" meta:word-count="11" meta:character-count="66" meta:non-whitespace-character-count="55"/>
  </office:meta>
</office:document-meta>
</file>